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wpos</text:p>
          </table:table-cell>
          <table:table-cell office:value-type="string" calcext:value-type="string">
            <text:p>wrps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Hy-nopt</text:p>
          </table:table-cell>
          <table:table-cell office:value-type="string" calcext:value-type="string">
            <text:p>G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</text:p>
          </table:table-cell>
          <table:table-cell office:value-type="float" office:value="35" calcext:value-type="float">
            <text:p>35</text:p>
          </table:table-cell>
          <table:table-cell office:value-type="float" office:value="89035.598" calcext:value-type="float">
            <text:p>89035.598</text:p>
          </table:table-cell>
          <table:table-cell office:value-type="float" office:value="1378346.505" calcext:value-type="float">
            <text:p>1378346.505</text:p>
          </table:table-cell>
          <table:table-cell office:value-type="float" office:value="80829.324" calcext:value-type="float">
            <text:p>80829.324</text:p>
          </table:table-cell>
          <table:table-cell office:value-type="float" office:value="126262.243" calcext:value-type="float">
            <text:p>126262.243</text:p>
          </table:table-cell>
          <table:table-cell office:value-type="float" office:value="52454.216" calcext:value-type="float">
            <text:p>52454.216</text:p>
          </table:table-cell>
          <table:table-cell office:value-type="float" office:value="734573.884" calcext:value-type="float">
            <text:p>734573.884</text:p>
          </table:table-cell>
          <table:table-cell office:value-type="float" office:value="50841.347" calcext:value-type="float">
            <text:p>50841.347</text:p>
          </table:table-cell>
          <table:table-cell office:value-type="float" office:value="198991.127" calcext:value-type="float">
            <text:p>198991.127</text:p>
          </table:table-cell>
          <table:table-cell table:formula="of:=(MIN([.C3:.H3])-[.I3])/1000" office:value-type="float" office:value="1.612869" calcext:value-type="float">
            <text:p>1.612869</text:p>
          </table:table-cell>
          <table:table-cell table:formula="of:=(MAX([.C3:.H3])-[.J3])/1000" office:value-type="float" office:value="1179.355378" calcext:value-type="float">
            <text:p>1179.355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  <table:table-cell office:value-type="float" office:value="49141.604" calcext:value-type="float">
            <text:p>49141.604</text:p>
          </table:table-cell>
          <table:table-cell office:value-type="float" office:value="45960.718" calcext:value-type="float">
            <text:p>45960.718</text:p>
          </table:table-cell>
          <table:table-cell office:value-type="float" office:value="137580.492" calcext:value-type="float">
            <text:p>137580.492</text:p>
          </table:table-cell>
          <table:table-cell office:value-type="float" office:value="39689.595" calcext:value-type="float">
            <text:p>39689.595</text:p>
          </table:table-cell>
          <table:table-cell office:value-type="float" office:value="62323.105" calcext:value-type="float">
            <text:p>62323.105</text:p>
          </table:table-cell>
          <table:table-cell office:value-type="float" office:value="94322.006" calcext:value-type="float">
            <text:p>94322.006</text:p>
          </table:table-cell>
          <table:table-cell office:value-type="float" office:value="37655.769" calcext:value-type="float">
            <text:p>37655.769</text:p>
          </table:table-cell>
          <table:table-cell office:value-type="float" office:value="96894.406" calcext:value-type="float">
            <text:p>96894.406</text:p>
          </table:table-cell>
          <table:table-cell table:formula="of:=(MIN([.C4:.H4])-[.I4])/1000" office:value-type="float" office:value="2.033826" calcext:value-type="float">
            <text:p>2.033826</text:p>
          </table:table-cell>
          <table:table-cell table:formula="of:=(MAX([.C4:.H4])-[.J4])/1000" office:value-type="float" office:value="40.686086" calcext:value-type="float">
            <text:p>40.686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48" calcext:value-type="float">
            <text:p>48</text:p>
          </table:table-cell>
          <table:table-cell office:value-type="float" office:value="52750.879" calcext:value-type="float">
            <text:p>52750.879</text:p>
          </table:table-cell>
          <table:table-cell office:value-type="float" office:value="203849.528" calcext:value-type="float">
            <text:p>203849.528</text:p>
          </table:table-cell>
          <table:table-cell office:value-type="float" office:value="48566.814" calcext:value-type="float">
            <text:p>48566.814</text:p>
          </table:table-cell>
          <table:table-cell office:value-type="float" office:value="108644.599" calcext:value-type="float">
            <text:p>108644.599</text:p>
          </table:table-cell>
          <table:table-cell office:value-type="float" office:value="49043.118" calcext:value-type="float">
            <text:p>49043.118</text:p>
          </table:table-cell>
          <table:table-cell office:value-type="float" office:value="129495.431" calcext:value-type="float">
            <text:p>129495.431</text:p>
          </table:table-cell>
          <table:table-cell office:value-type="float" office:value="45784.546" calcext:value-type="float">
            <text:p>45784.546</text:p>
          </table:table-cell>
          <table:table-cell office:value-type="float" office:value="118914.248" calcext:value-type="float">
            <text:p>118914.248</text:p>
          </table:table-cell>
          <table:table-cell table:formula="of:=(MIN([.C5:.H5])-[.I5])/1000" office:value-type="float" office:value="2.782268" calcext:value-type="float">
            <text:p>2.782268</text:p>
          </table:table-cell>
          <table:table-cell table:formula="of:=(MAX([.C5:.H5])-[.J5])/1000" office:value-type="float" office:value="84.93528" calcext:value-type="float">
            <text:p>84.93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dv</text:p>
          </table:table-cell>
          <table:table-cell office:value-type="float" office:value="10" calcext:value-type="float">
            <text:p>10</text:p>
          </table:table-cell>
          <table:table-cell office:value-type="float" office:value="31561.185" calcext:value-type="float">
            <text:p>31561.185</text:p>
          </table:table-cell>
          <table:table-cell office:value-type="float" office:value="31094.292" calcext:value-type="float">
            <text:p>31094.292</text:p>
          </table:table-cell>
          <table:table-cell office:value-type="float" office:value="31515.834" calcext:value-type="float">
            <text:p>31515.834</text:p>
          </table:table-cell>
          <table:table-cell office:value-type="float" office:value="31934.855" calcext:value-type="float">
            <text:p>31934.855</text:p>
          </table:table-cell>
          <table:table-cell office:value-type="float" office:value="31759.342" calcext:value-type="float">
            <text:p>31759.342</text:p>
          </table:table-cell>
          <table:table-cell office:value-type="float" office:value="31017.917" calcext:value-type="float">
            <text:p>31017.917</text:p>
          </table:table-cell>
          <table:table-cell table:number-columns-repeated="2" office:value-type="float" office:value="30042.448" calcext:value-type="float">
            <text:p>30042.448</text:p>
          </table:table-cell>
          <table:table-cell table:formula="of:=(MIN([.C6:.H6])-[.I6])/1000" office:value-type="float" office:value="0.975469000000001" calcext:value-type="float">
            <text:p>0.975469</text:p>
          </table:table-cell>
          <table:table-cell table:formula="of:=(MAX([.C6:.H6])-[.J6])/1000" office:value-type="float" office:value="1.892407" calcext:value-type="float">
            <text:p>1.892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43" calcext:value-type="float">
            <text:p>43</text:p>
          </table:table-cell>
          <table:table-cell office:value-type="float" office:value="56977.891" calcext:value-type="float">
            <text:p>56977.891</text:p>
          </table:table-cell>
          <table:table-cell office:value-type="float" office:value="45477.104" calcext:value-type="float">
            <text:p>45477.104</text:p>
          </table:table-cell>
          <table:table-cell office:value-type="float" office:value="56124.094" calcext:value-type="float">
            <text:p>56124.094</text:p>
          </table:table-cell>
          <table:table-cell office:value-type="float" office:value="104736.648" calcext:value-type="float">
            <text:p>104736.648</text:p>
          </table:table-cell>
          <table:table-cell office:value-type="float" office:value="45477.104" calcext:value-type="float">
            <text:p>45477.104</text:p>
          </table:table-cell>
          <table:table-cell office:value-type="float" office:value="196106.757" calcext:value-type="float">
            <text:p>196106.757</text:p>
          </table:table-cell>
          <table:table-cell office:value-type="float" office:value="41715.337" calcext:value-type="float">
            <text:p>41715.337</text:p>
          </table:table-cell>
          <table:table-cell office:value-type="float" office:value="125204.311" calcext:value-type="float">
            <text:p>125204.311</text:p>
          </table:table-cell>
          <table:table-cell table:formula="of:=(MIN([.C7:.H7])-[.I7])/1000" office:value-type="float" office:value="3.761767" calcext:value-type="float">
            <text:p>3.761767</text:p>
          </table:table-cell>
          <table:table-cell table:formula="of:=(MAX([.C7:.H7])-[.J7])/1000" office:value-type="float" office:value="70.902446" calcext:value-type="float">
            <text:p>70.902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r</text:p>
          </table:table-cell>
          <table:table-cell office:value-type="float" office:value="14" calcext:value-type="float">
            <text:p>14</text:p>
          </table:table-cell>
          <table:table-cell office:value-type="float" office:value="30096.595" calcext:value-type="float">
            <text:p>30096.595</text:p>
          </table:table-cell>
          <table:table-cell office:value-type="float" office:value="30105.35" calcext:value-type="float">
            <text:p>30105.35</text:p>
          </table:table-cell>
          <table:table-cell office:value-type="float" office:value="29873.769" calcext:value-type="float">
            <text:p>29873.769</text:p>
          </table:table-cell>
          <table:table-cell office:value-type="float" office:value="29682.687" calcext:value-type="float">
            <text:p>29682.687</text:p>
          </table:table-cell>
          <table:table-cell office:value-type="float" office:value="29651.493" calcext:value-type="float">
            <text:p>29651.493</text:p>
          </table:table-cell>
          <table:table-cell office:value-type="float" office:value="29537.086" calcext:value-type="float">
            <text:p>29537.086</text:p>
          </table:table-cell>
          <table:table-cell table:number-columns-repeated="2" office:value-type="float" office:value="29571.255" calcext:value-type="float">
            <text:p>29571.255</text:p>
          </table:table-cell>
          <table:table-cell table:formula="of:=(MIN([.C8:.H8])-[.I8])/1000" office:value-type="float" office:value="-0.0341690000000017" calcext:value-type="float">
            <text:p>-0.034169</text:p>
          </table:table-cell>
          <table:table-cell table:formula="of:=(MAX([.C8:.H8])-[.J8])/1000" office:value-type="float" office:value="0.534094999999998" calcext:value-type="float">
            <text:p>0.534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openclose</text:p>
          </table:table-cell>
          <table:table-cell office:value-type="float" office:value="28" calcext:value-type="float">
            <text:p>28</text:p>
          </table:table-cell>
          <table:table-cell office:value-type="float" office:value="37067.253" calcext:value-type="float">
            <text:p>37067.253</text:p>
          </table:table-cell>
          <table:table-cell office:value-type="float" office:value="36860.995" calcext:value-type="float">
            <text:p>36860.995</text:p>
          </table:table-cell>
          <table:table-cell office:value-type="float" office:value="36593.069" calcext:value-type="float">
            <text:p>36593.069</text:p>
          </table:table-cell>
          <table:table-cell office:value-type="float" office:value="37006.375" calcext:value-type="float">
            <text:p>37006.375</text:p>
          </table:table-cell>
          <table:table-cell office:value-type="float" office:value="35199.284" calcext:value-type="float">
            <text:p>35199.284</text:p>
          </table:table-cell>
          <table:table-cell office:value-type="float" office:value="36546.767" calcext:value-type="float">
            <text:p>36546.767</text:p>
          </table:table-cell>
          <table:table-cell office:value-type="float" office:value="34792.308" calcext:value-type="float">
            <text:p>34792.308</text:p>
          </table:table-cell>
          <table:table-cell office:value-type="float" office:value="94119.659" calcext:value-type="float">
            <text:p>94119.659</text:p>
          </table:table-cell>
          <table:table-cell table:formula="of:=(MIN([.C9:.H9])-[.I9])/1000" office:value-type="float" office:value="0.406976000000002" calcext:value-type="float">
            <text:p>0.406976</text:p>
          </table:table-cell>
          <table:table-cell table:formula="of:=(MAX([.C9:.H9])-[.J9])/1000" office:value-type="float" office:value="-57.052406" calcext:value-type="float">
            <text:p>-57.052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notinloop</text:p>
          </table:table-cell>
          <table:table-cell office:value-type="float" office:value="15" calcext:value-type="float">
            <text:p>15</text:p>
          </table:table-cell>
          <table:table-cell office:value-type="float" office:value="30866.261" calcext:value-type="float">
            <text:p>30866.261</text:p>
          </table:table-cell>
          <table:table-cell office:value-type="float" office:value="31062.733" calcext:value-type="float">
            <text:p>31062.733</text:p>
          </table:table-cell>
          <table:table-cell office:value-type="float" office:value="31367.241" calcext:value-type="float">
            <text:p>31367.241</text:p>
          </table:table-cell>
          <table:table-cell office:value-type="float" office:value="31268.369" calcext:value-type="float">
            <text:p>31268.369</text:p>
          </table:table-cell>
          <table:table-cell office:value-type="float" office:value="31576.089" calcext:value-type="float">
            <text:p>31576.089</text:p>
          </table:table-cell>
          <table:table-cell office:value-type="float" office:value="30719.354" calcext:value-type="float">
            <text:p>30719.354</text:p>
          </table:table-cell>
          <table:table-cell table:number-columns-repeated="2" office:value-type="float" office:value="30233.54" calcext:value-type="float">
            <text:p>30233.54</text:p>
          </table:table-cell>
          <table:table-cell table:formula="of:=(MIN([.C10:.H10])-[.I10])/1000" office:value-type="float" office:value="0.485813999999998" calcext:value-type="float">
            <text:p>0.485814</text:p>
          </table:table-cell>
          <table:table-cell table:formula="of:=(MAX([.C10:.H10])-[.J10])/1000" office:value-type="float" office:value="1.342549" calcext:value-type="float">
            <text:p>1.342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y</text:p>
          </table:table-cell>
          <table:table-cell office:value-type="float" office:value="53" calcext:value-type="float">
            <text:p>53</text:p>
          </table:table-cell>
          <table:table-cell office:value-type="float" office:value="57518.01" calcext:value-type="float">
            <text:p>57518.01</text:p>
          </table:table-cell>
          <table:table-cell office:value-type="float" office:value="208162.403" calcext:value-type="float">
            <text:p>208162.403</text:p>
          </table:table-cell>
          <table:table-cell office:value-type="float" office:value="53834.756" calcext:value-type="float">
            <text:p>53834.756</text:p>
          </table:table-cell>
          <table:table-cell office:value-type="float" office:value="112683.825" calcext:value-type="float">
            <text:p>112683.825</text:p>
          </table:table-cell>
          <table:table-cell office:value-type="float" office:value="54635.994" calcext:value-type="float">
            <text:p>54635.994</text:p>
          </table:table-cell>
          <table:table-cell office:value-type="float" office:value="132494.616" calcext:value-type="float">
            <text:p>132494.616</text:p>
          </table:table-cell>
          <table:table-cell office:value-type="float" office:value="50822.974" calcext:value-type="float">
            <text:p>50822.974</text:p>
          </table:table-cell>
          <table:table-cell office:value-type="float" office:value="146656.987" calcext:value-type="float">
            <text:p>146656.987</text:p>
          </table:table-cell>
          <table:table-cell table:formula="of:=(MIN([.C11:.H11])-[.I11])/1000" office:value-type="float" office:value="3.011782" calcext:value-type="float">
            <text:p>3.011782</text:p>
          </table:table-cell>
          <table:table-cell table:formula="of:=(MAX([.C11:.H11])-[.J11])/1000" office:value-type="float" office:value="61.505416" calcext:value-type="float">
            <text:p>61.5054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wil</text:p>
          </table:table-cell>
          <table:table-cell office:value-type="float" office:value="8" calcext:value-type="float">
            <text:p>8</text:p>
          </table:table-cell>
          <table:table-cell office:value-type="float" office:value="31572.263" calcext:value-type="float">
            <text:p>31572.263</text:p>
          </table:table-cell>
          <table:table-cell office:value-type="float" office:value="31457.825" calcext:value-type="float">
            <text:p>31457.825</text:p>
          </table:table-cell>
          <table:table-cell office:value-type="float" office:value="32087.752" calcext:value-type="float">
            <text:p>32087.752</text:p>
          </table:table-cell>
          <table:table-cell office:value-type="float" office:value="31765.99" calcext:value-type="float">
            <text:p>31765.99</text:p>
          </table:table-cell>
          <table:table-cell office:value-type="float" office:value="32523.106" calcext:value-type="float">
            <text:p>32523.106</text:p>
          </table:table-cell>
          <table:table-cell office:value-type="float" office:value="30451.516" calcext:value-type="float">
            <text:p>30451.516</text:p>
          </table:table-cell>
          <table:table-cell table:number-columns-repeated="2" office:value-type="float" office:value="30760.69" calcext:value-type="float">
            <text:p>30760.69</text:p>
          </table:table-cell>
          <table:table-cell table:formula="of:=(MIN([.C12:.H12])-[.I12])/1000" office:value-type="float" office:value="-0.309173999999999" calcext:value-type="float">
            <text:p>-0.309174</text:p>
          </table:table-cell>
          <table:table-cell table:formula="of:=(MAX([.C12:.H12])-[.J12])/1000" office:value-type="float" office:value="1.762416" calcext:value-type="float">
            <text:p>1.762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d</text:p>
          </table:table-cell>
          <table:table-cell office:value-type="float" office:value="60" calcext:value-type="float">
            <text:p>60</text:p>
          </table:table-cell>
          <table:table-cell office:value-type="float" office:value="63785.129" calcext:value-type="float">
            <text:p>63785.129</text:p>
          </table:table-cell>
          <table:table-cell office:value-type="float" office:value="432400.137" calcext:value-type="float">
            <text:p>432400.137</text:p>
          </table:table-cell>
          <table:table-cell office:value-type="float" office:value="61718.054" calcext:value-type="float">
            <text:p>61718.054</text:p>
          </table:table-cell>
          <table:table-cell office:value-type="float" office:value="121726.967" calcext:value-type="float">
            <text:p>121726.967</text:p>
          </table:table-cell>
          <table:table-cell office:value-type="float" office:value="46014.438" calcext:value-type="float">
            <text:p>46014.438</text:p>
          </table:table-cell>
          <table:table-cell office:value-type="float" office:value="250703.961" calcext:value-type="float">
            <text:p>250703.961</text:p>
          </table:table-cell>
          <table:table-cell office:value-type="float" office:value="45196.014" calcext:value-type="float">
            <text:p>45196.014</text:p>
          </table:table-cell>
          <table:table-cell office:value-type="float" office:value="139086.044" calcext:value-type="float">
            <text:p>139086.044</text:p>
          </table:table-cell>
          <table:table-cell table:formula="of:=(MIN([.C13:.H13])-[.I13])/1000" office:value-type="float" office:value="0.818423999999999" calcext:value-type="float">
            <text:p>0.818424</text:p>
          </table:table-cell>
          <table:table-cell table:formula="of:=(MAX([.C13:.H13])-[.J13])/1000" office:value-type="float" office:value="293.314093" calcext:value-type="float">
            <text:p>293.31409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ma</text:p>
          </table:table-cell>
          <table:table-cell office:value-type="float" office:value="76" calcext:value-type="float">
            <text:p>76</text:p>
          </table:table-cell>
          <table:table-cell office:value-type="float" office:value="53098.078" calcext:value-type="float">
            <text:p>53098.078</text:p>
          </table:table-cell>
          <table:table-cell office:value-type="float" office:value="60190.348" calcext:value-type="float">
            <text:p>60190.348</text:p>
          </table:table-cell>
          <table:table-cell office:value-type="float" office:value="49727.617" calcext:value-type="float">
            <text:p>49727.617</text:p>
          </table:table-cell>
          <table:table-cell office:value-type="float" office:value="103752.474" calcext:value-type="float">
            <text:p>103752.474</text:p>
          </table:table-cell>
          <table:table-cell office:value-type="float" office:value="41924.229" calcext:value-type="float">
            <text:p>41924.229</text:p>
          </table:table-cell>
          <table:table-cell office:value-type="float" office:value="59702.144" calcext:value-type="float">
            <text:p>59702.144</text:p>
          </table:table-cell>
          <table:table-cell office:value-type="float" office:value="40907.992" calcext:value-type="float">
            <text:p>40907.992</text:p>
          </table:table-cell>
          <table:table-cell office:value-type="float" office:value="115164.844" calcext:value-type="float">
            <text:p>115164.844</text:p>
          </table:table-cell>
          <table:table-cell table:formula="of:=(MIN([.C14:.H14])-[.I14])/1000" office:value-type="float" office:value="1.016237" calcext:value-type="float">
            <text:p>1.016237</text:p>
          </table:table-cell>
          <table:table-cell table:formula="of:=(MAX([.C14:.H14])-[.J14])/1000" office:value-type="float" office:value="-11.41237" calcext:value-type="float">
            <text:p>-11.41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</text:p>
          </table:table-cell>
          <table:table-cell office:value-type="float" office:value="69" calcext:value-type="float">
            <text:p>69</text:p>
          </table:table-cell>
          <table:table-cell office:value-type="float" office:value="54766.77" calcext:value-type="float">
            <text:p>54766.77</text:p>
          </table:table-cell>
          <table:table-cell office:value-type="float" office:value="206393.585" calcext:value-type="float">
            <text:p>206393.585</text:p>
          </table:table-cell>
          <table:table-cell office:value-type="float" office:value="51096.145" calcext:value-type="float">
            <text:p>51096.145</text:p>
          </table:table-cell>
          <table:table-cell office:value-type="float" office:value="110493.962" calcext:value-type="float">
            <text:p>110493.962</text:p>
          </table:table-cell>
          <table:table-cell office:value-type="float" office:value="50444.398" calcext:value-type="float">
            <text:p>50444.398</text:p>
          </table:table-cell>
          <table:table-cell office:value-type="float" office:value="131565.368" calcext:value-type="float">
            <text:p>131565.368</text:p>
          </table:table-cell>
          <table:table-cell office:value-type="float" office:value="48648.181" calcext:value-type="float">
            <text:p>48648.181</text:p>
          </table:table-cell>
          <table:table-cell office:value-type="float" office:value="127800.072" calcext:value-type="float">
            <text:p>127800.072</text:p>
          </table:table-cell>
          <table:table-cell table:formula="of:=(MIN([.C15:.H15])-[.I15])/1000" office:value-type="float" office:value="1.796217" calcext:value-type="float">
            <text:p>1.796217</text:p>
          </table:table-cell>
          <table:table-cell table:formula="of:=(MAX([.C15:.H15])-[.J15])/1000" office:value-type="float" office:value="78.593513" calcext:value-type="float">
            <text:p>78.593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90" calcext:value-type="float">
            <text:p>90</text:p>
          </table:table-cell>
          <table:table-cell office:value-type="float" office:value="55891.324" calcext:value-type="float">
            <text:p>55891.324</text:p>
          </table:table-cell>
          <table:table-cell office:value-type="float" office:value="328752.677" calcext:value-type="float">
            <text:p>328752.677</text:p>
          </table:table-cell>
          <table:table-cell office:value-type="float" office:value="54965.593" calcext:value-type="float">
            <text:p>54965.593</text:p>
          </table:table-cell>
          <table:table-cell office:value-type="float" office:value="104041.204" calcext:value-type="float">
            <text:p>104041.204</text:p>
          </table:table-cell>
          <table:table-cell office:value-type="float" office:value="44650.609" calcext:value-type="float">
            <text:p>44650.609</text:p>
          </table:table-cell>
          <table:table-cell office:value-type="float" office:value="196351.998" calcext:value-type="float">
            <text:p>196351.998</text:p>
          </table:table-cell>
          <table:table-cell office:value-type="float" office:value="42693.458" calcext:value-type="float">
            <text:p>42693.458</text:p>
          </table:table-cell>
          <table:table-cell office:value-type="float" office:value="114393.495" calcext:value-type="float">
            <text:p>114393.495</text:p>
          </table:table-cell>
          <table:table-cell table:formula="of:=(MIN([.C16:.H16])-[.I16])/1000" office:value-type="float" office:value="1.957151" calcext:value-type="float">
            <text:p>1.957151</text:p>
          </table:table-cell>
          <table:table-cell table:formula="of:=(MAX([.C16:.H16])-[.J16])/1000" office:value-type="float" office:value="214.359182" calcext:value-type="float">
            <text:p>214.359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e</text:p>
          </table:table-cell>
          <table:table-cell office:value-type="float" office:value="44" calcext:value-type="float">
            <text:p>44</text:p>
          </table:table-cell>
          <table:table-cell office:value-type="float" office:value="50075.226" calcext:value-type="float">
            <text:p>50075.226</text:p>
          </table:table-cell>
          <table:table-cell office:value-type="float" office:value="48053.876" calcext:value-type="float">
            <text:p>48053.876</text:p>
          </table:table-cell>
          <table:table-cell office:value-type="float" office:value="179294.319" calcext:value-type="float">
            <text:p>179294.319</text:p>
          </table:table-cell>
          <table:table-cell office:value-type="float" office:value="40257.838" calcext:value-type="float">
            <text:p>40257.838</text:p>
          </table:table-cell>
          <table:table-cell office:value-type="float" office:value="96335.808" calcext:value-type="float">
            <text:p>96335.808</text:p>
          </table:table-cell>
          <table:table-cell office:value-type="float" office:value="117399.608" calcext:value-type="float">
            <text:p>117399.608</text:p>
          </table:table-cell>
          <table:table-cell office:value-type="float" office:value="37562.999" calcext:value-type="float">
            <text:p>37562.999</text:p>
          </table:table-cell>
          <table:table-cell office:value-type="float" office:value="106663.202" calcext:value-type="float">
            <text:p>106663.202</text:p>
          </table:table-cell>
          <table:table-cell table:formula="of:=(MIN([.C17:.H17])-[.I17])/1000" office:value-type="float" office:value="2.694839" calcext:value-type="float">
            <text:p>2.694839</text:p>
          </table:table-cell>
          <table:table-cell table:formula="of:=(MAX([.C17:.H17])-[.J17])/1000" office:value-type="float" office:value="72.631117" calcext:value-type="float">
            <text:p>72.631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2" calcext:value-type="float">
            <text:p>22</text:p>
          </table:table-cell>
          <table:table-cell office:value-type="float" office:value="30585.835" calcext:value-type="float">
            <text:p>30585.835</text:p>
          </table:table-cell>
          <table:table-cell office:value-type="float" office:value="30247.268" calcext:value-type="float">
            <text:p>30247.268</text:p>
          </table:table-cell>
          <table:table-cell office:value-type="float" office:value="29580.601" calcext:value-type="float">
            <text:p>29580.601</text:p>
          </table:table-cell>
          <table:table-cell office:value-type="float" office:value="31195.959" calcext:value-type="float">
            <text:p>31195.959</text:p>
          </table:table-cell>
          <table:table-cell office:value-type="float" office:value="30286.541" calcext:value-type="float">
            <text:p>30286.541</text:p>
          </table:table-cell>
          <table:table-cell office:value-type="float" office:value="29380.742" calcext:value-type="float">
            <text:p>29380.742</text:p>
          </table:table-cell>
          <table:table-cell table:number-columns-repeated="2" office:value-type="float" office:value="29579.319" calcext:value-type="float">
            <text:p>29579.319</text:p>
          </table:table-cell>
          <table:table-cell table:formula="of:=(MIN([.C18:.H18])-[.I18])/1000" office:value-type="float" office:value="-0.198577000000001" calcext:value-type="float">
            <text:p>-0.198577</text:p>
          </table:table-cell>
          <table:table-cell table:formula="of:=(MAX([.C18:.H18])-[.J18])/1000" office:value-type="float" office:value="1.61664" calcext:value-type="float">
            <text:p>1.61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d</text:p>
          </table:table-cell>
          <table:table-cell office:value-type="float" office:value="45" calcext:value-type="float">
            <text:p>45</text:p>
          </table:table-cell>
          <table:table-cell office:value-type="float" office:value="60539.177" calcext:value-type="float">
            <text:p>60539.177</text:p>
          </table:table-cell>
          <table:table-cell office:value-type="float" office:value="53479.88" calcext:value-type="float">
            <text:p>53479.88</text:p>
          </table:table-cell>
          <table:table-cell office:value-type="float" office:value="241969.166" calcext:value-type="float">
            <text:p>241969.166</text:p>
          </table:table-cell>
          <table:table-cell office:value-type="float" office:value="44612.075" calcext:value-type="float">
            <text:p>44612.075</text:p>
          </table:table-cell>
          <table:table-cell office:value-type="float" office:value="86925.562" calcext:value-type="float">
            <text:p>86925.562</text:p>
          </table:table-cell>
          <table:table-cell office:value-type="float" office:value="152264.37" calcext:value-type="float">
            <text:p>152264.37</text:p>
          </table:table-cell>
          <table:table-cell office:value-type="float" office:value="43176.396" calcext:value-type="float">
            <text:p>43176.396</text:p>
          </table:table-cell>
          <table:table-cell office:value-type="float" office:value="122705.674" calcext:value-type="float">
            <text:p>122705.674</text:p>
          </table:table-cell>
          <table:table-cell table:formula="of:=(MIN([.C19:.H19])-[.I19])/1000" office:value-type="float" office:value="1.435679" calcext:value-type="float">
            <text:p>1.435679</text:p>
          </table:table-cell>
          <table:table-cell table:formula="of:=(MAX([.C19:.H19])-[.J19])/1000" office:value-type="float" office:value="119.263492" calcext:value-type="float">
            <text:p>119.263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om</text:p>
          </table:table-cell>
          <table:table-cell office:value-type="float" office:value="34" calcext:value-type="float">
            <text:p>34</text:p>
          </table:table-cell>
          <table:table-cell office:value-type="float" office:value="73401.067" calcext:value-type="float">
            <text:p>73401.067</text:p>
          </table:table-cell>
          <table:table-cell office:value-type="float" office:value="64574.402" calcext:value-type="float">
            <text:p>64574.402</text:p>
          </table:table-cell>
          <table:table-cell office:value-type="float" office:value="560235.839" calcext:value-type="float">
            <text:p>560235.839</text:p>
          </table:table-cell>
          <table:table-cell office:value-type="float" office:value="48140.427" calcext:value-type="float">
            <text:p>48140.427</text:p>
          </table:table-cell>
          <table:table-cell office:value-type="float" office:value="121568.05" calcext:value-type="float">
            <text:p>121568.05</text:p>
          </table:table-cell>
          <table:table-cell office:value-type="float" office:value="308456.897" calcext:value-type="float">
            <text:p>308456.897</text:p>
          </table:table-cell>
          <table:table-cell office:value-type="float" office:value="45628.258" calcext:value-type="float">
            <text:p>45628.258</text:p>
          </table:table-cell>
          <table:table-cell office:value-type="float" office:value="137468.319" calcext:value-type="float">
            <text:p>137468.319</text:p>
          </table:table-cell>
          <table:table-cell table:formula="of:=(MIN([.C20:.H20])-[.I20])/1000" office:value-type="float" office:value="2.512169" calcext:value-type="float">
            <text:p>2.512169</text:p>
          </table:table-cell>
          <table:table-cell table:formula="of:=(MAX([.C20:.H20])-[.J20])/1000" office:value-type="float" office:value="422.76752" calcext:value-type="float">
            <text:p>422.76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64" calcext:value-type="float">
            <text:p>64</text:p>
          </table:table-cell>
          <table:table-cell office:value-type="float" office:value="40789.999" calcext:value-type="float">
            <text:p>40789.999</text:p>
          </table:table-cell>
          <table:table-cell office:value-type="float" office:value="156888.03" calcext:value-type="float">
            <text:p>156888.03</text:p>
          </table:table-cell>
          <table:table-cell office:value-type="float" office:value="42091.904" calcext:value-type="float">
            <text:p>42091.904</text:p>
          </table:table-cell>
          <table:table-cell office:value-type="float" office:value="51549.093" calcext:value-type="float">
            <text:p>51549.093</text:p>
          </table:table-cell>
          <table:table-cell office:value-type="float" office:value="36620.307" calcext:value-type="float">
            <text:p>36620.307</text:p>
          </table:table-cell>
          <table:table-cell office:value-type="float" office:value="99392.04" calcext:value-type="float">
            <text:p>99392.04</text:p>
          </table:table-cell>
          <table:table-cell office:value-type="float" office:value="35013.88" calcext:value-type="float">
            <text:p>35013.88</text:p>
          </table:table-cell>
          <table:table-cell office:value-type="float" office:value="102061.296" calcext:value-type="float">
            <text:p>102061.296</text:p>
          </table:table-cell>
          <table:table-cell table:formula="of:=(MIN([.C21:.H21])-[.I21])/1000" office:value-type="float" office:value="1.606427" calcext:value-type="float">
            <text:p>1.606427</text:p>
          </table:table-cell>
          <table:table-cell table:formula="of:=(MAX([.C21:.H21])-[.J21])/1000" office:value-type="float" office:value="54.826734" calcext:value-type="float">
            <text:p>54.826734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36]" office:value-type="float" office:value="60539.177" calcext:value-type="float">
            <text:p>60539.177</text:p>
          </table:table-cell>
          <table:table-cell table:formula="of:=[.E36]" office:value-type="float" office:value="53479.88" calcext:value-type="float">
            <text:p>53479.88</text:p>
          </table:table-cell>
          <table:table-cell table:formula="of:=[.G36]" office:value-type="float" office:value="241969.166" calcext:value-type="float">
            <text:p>241969.166</text:p>
          </table:table-cell>
          <table:table-cell table:formula="of:=[.I36]" office:value-type="float" office:value="44612.075" calcext:value-type="float">
            <text:p>44612.075</text:p>
          </table:table-cell>
          <table:table-cell table:formula="of:=[.K36]" office:value-type="float" office:value="86925.562" calcext:value-type="float">
            <text:p>86925.562</text:p>
          </table:table-cell>
          <table:table-cell table:formula="of:=[.M36]" office:value-type="float" office:value="152264.37" calcext:value-type="float">
            <text:p>152264.37</text:p>
          </table:table-cell>
          <table:table-cell table:formula="of:=[.O36]" office:value-type="float" office:value="122705.674" calcext:value-type="float">
            <text:p>122705.674</text:p>
          </table:table-cell>
          <table:table-cell/>
          <table:table-cell table:formula="of:=(MIN([.C22:.H22])-[.I22])/1000" office:value-type="float" office:value="-78.093599" calcext:value-type="float">
            <text:p>-78.093599</text:p>
          </table:table-cell>
          <table:table-cell table:formula="of:=(MAX([.C22:.H22])-[.J22])/1000" office:value-type="float" office:value="241.969166" calcext:value-type="float">
            <text:p>241.96916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number-columns-repeated="2" office:value-type="string" calcext:value-type="string">
            <text:p>DFS</text:p>
          </table:table-cell>
          <table:table-cell table:number-columns-repeated="2" office:value-type="string" calcext:value-type="string">
            <text:p>POS</text:p>
          </table:table-cell>
          <table:table-cell table:number-columns-repeated="2" office:value-type="string" calcext:value-type="string">
            <text:p>RPS</text:p>
          </table:table-cell>
          <table:table-cell table:number-columns-repeated="2" office:value-type="string" calcext:value-type="string">
            <text:p>WPOS</text:p>
          </table:table-cell>
          <table:table-cell table:number-columns-repeated="2" office:value-type="string" calcext:value-type="string">
            <text:p>WRPS</text:p>
          </table:table-cell>
          <table:table-cell table:number-columns-repeated="2" office:value-type="string" calcext:value-type="string">
            <text:p>RAN</text:p>
          </table:table-cell>
          <table:table-cell table:number-columns-repeated="2" office:value-type="string" calcext:value-type="string">
            <text:p>HY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2547754404" calcext:value-type="float">
            <text:p>2547754404</text:p>
          </table:table-cell>
          <table:table-cell office:value-type="string" calcext:value-type="string">
            <text:p>q[]</text:p>
          </table:table-cell>
          <table:table-cell office:value-type="float" office:value="2286898110" calcext:value-type="float">
            <text:p>2286898110</text:p>
          </table:table-cell>
          <table:table-cell office:value-type="string" calcext:value-type="string">
            <text:p>q[]</text:p>
          </table:table-cell>
          <table:table-cell office:value-type="float" office:value="7396460586" calcext:value-type="float">
            <text:p>7396460586</text:p>
          </table:table-cell>
          <table:table-cell office:value-type="string" calcext:value-type="string">
            <text:p>q[]</text:p>
          </table:table-cell>
          <table:table-cell office:value-type="float" office:value="2369152733" calcext:value-type="float">
            <text:p>2369152733</text:p>
          </table:table-cell>
          <table:table-cell office:value-type="string" calcext:value-type="string">
            <text:p>q[]</text:p>
          </table:table-cell>
          <table:table-cell office:value-type="float" office:value="3655166564" calcext:value-type="float">
            <text:p>3655166564</text:p>
          </table:table-cell>
          <table:table-cell office:value-type="string" calcext:value-type="string">
            <text:p>q[]</text:p>
          </table:table-cell>
          <table:table-cell office:value-type="float" office:value="4997710021" calcext:value-type="float">
            <text:p>4997710021</text:p>
          </table:table-cell>
          <table:table-cell office:value-type="string" calcext:value-type="string">
            <text:p>q[]</text:p>
          </table:table-cell>
          <table:table-cell office:value-type="float" office:value="5685141883" calcext:value-type="float">
            <text:p>5685141883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7299718857" calcext:value-type="float">
            <text:p>7299718857</text:p>
          </table:table-cell>
          <table:table-cell office:value-type="string" calcext:value-type="string">
            <text:p>q[]</text:p>
          </table:table-cell>
          <table:table-cell office:value-type="float" office:value="7213509933" calcext:value-type="float">
            <text:p>7213509933</text:p>
          </table:table-cell>
          <table:table-cell office:value-type="string" calcext:value-type="string">
            <text:p>q[]</text:p>
          </table:table-cell>
          <table:table-cell office:value-type="float" office:value="13849935569" calcext:value-type="float">
            <text:p>13849935569</text:p>
          </table:table-cell>
          <table:table-cell office:value-type="string" calcext:value-type="string">
            <text:p>q[]</text:p>
          </table:table-cell>
          <table:table-cell office:value-type="float" office:value="6296951814" calcext:value-type="float">
            <text:p>6296951814</text:p>
          </table:table-cell>
          <table:table-cell office:value-type="string" calcext:value-type="string">
            <text:p>q[]</text:p>
          </table:table-cell>
          <table:table-cell office:value-type="float" office:value="8470754533" calcext:value-type="float">
            <text:p>8470754533</text:p>
          </table:table-cell>
          <table:table-cell office:value-type="string" calcext:value-type="string">
            <text:p>q[]</text:p>
          </table:table-cell>
          <table:table-cell office:value-type="float" office:value="10399018586" calcext:value-type="float">
            <text:p>10399018586</text:p>
          </table:table-cell>
          <table:table-cell office:value-type="string" calcext:value-type="string">
            <text:p>q[]</text:p>
          </table:table-cell>
          <table:table-cell office:value-type="float" office:value="17176920733" calcext:value-type="float">
            <text:p>17176920733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14843375886" calcext:value-type="float">
            <text:p>14843375886</text:p>
          </table:table-cell>
          <table:table-cell office:value-type="string" calcext:value-type="string">
            <text:p>q[]</text:p>
          </table:table-cell>
          <table:table-cell office:value-type="float" office:value="13283270021" calcext:value-type="float">
            <text:p>13283270021</text:p>
          </table:table-cell>
          <table:table-cell office:value-type="string" calcext:value-type="string">
            <text:p>q[]</text:p>
          </table:table-cell>
          <table:table-cell office:value-type="float" office:value="71576239091" calcext:value-type="float">
            <text:p>71576239091</text:p>
          </table:table-cell>
          <table:table-cell office:value-type="string" calcext:value-type="string">
            <text:p>q[]</text:p>
          </table:table-cell>
          <table:table-cell office:value-type="float" office:value="10800084451" calcext:value-type="float">
            <text:p>10800084451</text:p>
          </table:table-cell>
          <table:table-cell office:value-type="string" calcext:value-type="string">
            <text:p>q[]</text:p>
          </table:table-cell>
          <table:table-cell office:value-type="float" office:value="20790476206" calcext:value-type="float">
            <text:p>20790476206</text:p>
          </table:table-cell>
          <table:table-cell office:value-type="string" calcext:value-type="string">
            <text:p>q[]</text:p>
          </table:table-cell>
          <table:table-cell office:value-type="float" office:value="43544438401" calcext:value-type="float">
            <text:p>43544438401</text:p>
          </table:table-cell>
          <table:table-cell office:value-type="string" calcext:value-type="string">
            <text:p>q[]</text:p>
          </table:table-cell>
          <table:table-cell office:value-type="float" office:value="30212795409" calcext:value-type="float">
            <text:p>30212795409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1718090908" calcext:value-type="float">
            <text:p>1718090908</text:p>
          </table:table-cell>
          <table:table-cell office:value-type="string" calcext:value-type="string">
            <text:p>q[]</text:p>
          </table:table-cell>
          <table:table-cell office:value-type="float" office:value="1670867264" calcext:value-type="float">
            <text:p>1670867264</text:p>
          </table:table-cell>
          <table:table-cell office:value-type="string" calcext:value-type="string">
            <text:p>q[]</text:p>
          </table:table-cell>
          <table:table-cell office:value-type="float" office:value="3397276699" calcext:value-type="float">
            <text:p>3397276699</text:p>
          </table:table-cell>
          <table:table-cell office:value-type="string" calcext:value-type="string">
            <text:p>q[]</text:p>
          </table:table-cell>
          <table:table-cell office:value-type="float" office:value="1407704583" calcext:value-type="float">
            <text:p>1407704583</text:p>
          </table:table-cell>
          <table:table-cell office:value-type="string" calcext:value-type="string">
            <text:p>q[]</text:p>
          </table:table-cell>
          <table:table-cell office:value-type="float" office:value="2068704008" calcext:value-type="float">
            <text:p>2068704008</text:p>
          </table:table-cell>
          <table:table-cell office:value-type="string" calcext:value-type="string">
            <text:p>q[]</text:p>
          </table:table-cell>
          <table:table-cell office:value-type="float" office:value="2486491442" calcext:value-type="float">
            <text:p>2486491442</text:p>
          </table:table-cell>
          <table:table-cell office:value-type="string" calcext:value-type="string">
            <text:p>q[]</text:p>
          </table:table-cell>
          <table:table-cell office:value-type="float" office:value="4242293225" calcext:value-type="float">
            <text:p>4242293225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6763925623" calcext:value-type="float">
            <text:p>6763925623</text:p>
          </table:table-cell>
          <table:table-cell office:value-type="string" calcext:value-type="string">
            <text:p>q[]</text:p>
          </table:table-cell>
          <table:table-cell office:value-type="float" office:value="5928191563" calcext:value-type="float">
            <text:p>5928191563</text:p>
          </table:table-cell>
          <table:table-cell office:value-type="string" calcext:value-type="string">
            <text:p>q[]</text:p>
          </table:table-cell>
          <table:table-cell office:value-type="float" office:value="16055180300" calcext:value-type="float">
            <text:p>16055180300</text:p>
          </table:table-cell>
          <table:table-cell office:value-type="string" calcext:value-type="string">
            <text:p>q[]</text:p>
          </table:table-cell>
          <table:table-cell office:value-type="float" office:value="5033257047" calcext:value-type="float">
            <text:p>5033257047</text:p>
          </table:table-cell>
          <table:table-cell office:value-type="string" calcext:value-type="string">
            <text:p>q[]</text:p>
          </table:table-cell>
          <table:table-cell office:value-type="float" office:value="7853470131" calcext:value-type="float">
            <text:p>7853470131</text:p>
          </table:table-cell>
          <table:table-cell office:value-type="string" calcext:value-type="string">
            <text:p>q[]</text:p>
          </table:table-cell>
          <table:table-cell office:value-type="float" office:value="11055375775" calcext:value-type="float">
            <text:p>11055375775</text:p>
          </table:table-cell>
          <table:table-cell office:value-type="string" calcext:value-type="string">
            <text:p>q[]</text:p>
          </table:table-cell>
          <table:table-cell office:value-type="float" office:value="14466540041" calcext:value-type="float">
            <text:p>14466540041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2451599840" calcext:value-type="float">
            <text:p>2451599840</text:p>
          </table:table-cell>
          <table:table-cell office:value-type="string" calcext:value-type="string">
            <text:p>q[]</text:p>
          </table:table-cell>
          <table:table-cell office:value-type="float" office:value="2071870571" calcext:value-type="float">
            <text:p>2071870571</text:p>
          </table:table-cell>
          <table:table-cell office:value-type="string" calcext:value-type="string">
            <text:p>q[]</text:p>
          </table:table-cell>
          <table:table-cell office:value-type="float" office:value="8802810622" calcext:value-type="float">
            <text:p>8802810622</text:p>
          </table:table-cell>
          <table:table-cell office:value-type="string" calcext:value-type="string">
            <text:p>q[]</text:p>
          </table:table-cell>
          <table:table-cell office:value-type="float" office:value="1668839681" calcext:value-type="float">
            <text:p>1668839681</text:p>
          </table:table-cell>
          <table:table-cell office:value-type="string" calcext:value-type="string">
            <text:p>q[]</text:p>
          </table:table-cell>
          <table:table-cell office:value-type="float" office:value="3552719130" calcext:value-type="float">
            <text:p>3552719130</text:p>
          </table:table-cell>
          <table:table-cell office:value-type="string" calcext:value-type="string">
            <text:p>q[]</text:p>
          </table:table-cell>
          <table:table-cell office:value-type="float" office:value="5496024717" calcext:value-type="float">
            <text:p>5496024717</text:p>
          </table:table-cell>
          <table:table-cell office:value-type="string" calcext:value-type="string">
            <text:p>q[]</text:p>
          </table:table-cell>
          <table:table-cell office:value-type="float" office:value="4356283710" calcext:value-type="float">
            <text:p>4356283710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4554848064" calcext:value-type="float">
            <text:p>4554848064</text:p>
          </table:table-cell>
          <table:table-cell office:value-type="string" calcext:value-type="string">
            <text:p>q[]</text:p>
          </table:table-cell>
          <table:table-cell office:value-type="float" office:value="3934267745" calcext:value-type="float">
            <text:p>3934267745</text:p>
          </table:table-cell>
          <table:table-cell office:value-type="string" calcext:value-type="string">
            <text:p>q[]</text:p>
          </table:table-cell>
          <table:table-cell office:value-type="float" office:value="19422231896" calcext:value-type="float">
            <text:p>19422231896</text:p>
          </table:table-cell>
          <table:table-cell office:value-type="string" calcext:value-type="string">
            <text:p>q[]</text:p>
          </table:table-cell>
          <table:table-cell office:value-type="float" office:value="3173116021" calcext:value-type="float">
            <text:p>3173116021</text:p>
          </table:table-cell>
          <table:table-cell office:value-type="string" calcext:value-type="string">
            <text:p>q[]</text:p>
          </table:table-cell>
          <table:table-cell office:value-type="float" office:value="6787868435" calcext:value-type="float">
            <text:p>6787868435</text:p>
          </table:table-cell>
          <table:table-cell office:value-type="string" calcext:value-type="string">
            <text:p>q[]</text:p>
          </table:table-cell>
          <table:table-cell office:value-type="float" office:value="11809645491" calcext:value-type="float">
            <text:p>11809645491</text:p>
          </table:table-cell>
          <table:table-cell office:value-type="string" calcext:value-type="string">
            <text:p>q[]</text:p>
          </table:table-cell>
          <table:table-cell office:value-type="float" office:value="7945643597" calcext:value-type="float">
            <text:p>7945643597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792741138" calcext:value-type="float">
            <text:p>792741138</text:p>
          </table:table-cell>
          <table:table-cell office:value-type="string" calcext:value-type="string">
            <text:p>q[]</text:p>
          </table:table-cell>
          <table:table-cell office:value-type="float" office:value="672318046" calcext:value-type="float">
            <text:p>672318046</text:p>
          </table:table-cell>
          <table:table-cell office:value-type="string" calcext:value-type="string">
            <text:p>q[]</text:p>
          </table:table-cell>
          <table:table-cell office:value-type="float" office:value="2379302888" calcext:value-type="float">
            <text:p>2379302888</text:p>
          </table:table-cell>
          <table:table-cell office:value-type="string" calcext:value-type="string">
            <text:p>q[]</text:p>
          </table:table-cell>
          <table:table-cell office:value-type="float" office:value="542342281" calcext:value-type="float">
            <text:p>542342281</text:p>
          </table:table-cell>
          <table:table-cell office:value-type="string" calcext:value-type="string">
            <text:p>q[]</text:p>
          </table:table-cell>
          <table:table-cell office:value-type="float" office:value="966341192" calcext:value-type="float">
            <text:p>966341192</text:p>
          </table:table-cell>
          <table:table-cell office:value-type="string" calcext:value-type="string">
            <text:p>q[]</text:p>
          </table:table-cell>
          <table:table-cell office:value-type="float" office:value="1534986864" calcext:value-type="float">
            <text:p>1534986864</text:p>
          </table:table-cell>
          <table:table-cell office:value-type="string" calcext:value-type="string">
            <text:p>q[]</text:p>
          </table:table-cell>
          <table:table-cell office:value-type="float" office:value="1407748393" calcext:value-type="float">
            <text:p>1407748393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13475199314" calcext:value-type="float">
            <text:p>13475199314</text:p>
          </table:table-cell>
          <table:table-cell office:value-type="string" calcext:value-type="string">
            <text:p>q[]</text:p>
          </table:table-cell>
          <table:table-cell office:value-type="float" office:value="11142182746" calcext:value-type="float">
            <text:p>11142182746</text:p>
          </table:table-cell>
          <table:table-cell office:value-type="string" calcext:value-type="string">
            <text:p>q[]</text:p>
          </table:table-cell>
          <table:table-cell office:value-type="float" office:value="75509446192" calcext:value-type="float">
            <text:p>75509446192</text:p>
          </table:table-cell>
          <table:table-cell office:value-type="string" calcext:value-type="string">
            <text:p>q[]</text:p>
          </table:table-cell>
          <table:table-cell office:value-type="float" office:value="8912978637" calcext:value-type="float">
            <text:p>8912978637</text:p>
          </table:table-cell>
          <table:table-cell office:value-type="string" calcext:value-type="string">
            <text:p>q[]</text:p>
          </table:table-cell>
          <table:table-cell office:value-type="float" office:value="23783994773" calcext:value-type="float">
            <text:p>23783994773</text:p>
          </table:table-cell>
          <table:table-cell office:value-type="string" calcext:value-type="string">
            <text:p>q[]</text:p>
          </table:table-cell>
          <table:table-cell office:value-type="float" office:value="46178083679" calcext:value-type="float">
            <text:p>46178083679</text:p>
          </table:table-cell>
          <table:table-cell office:value-type="string" calcext:value-type="string">
            <text:p>q[]</text:p>
          </table:table-cell>
          <table:table-cell office:value-type="float" office:value="24339643431" calcext:value-type="float">
            <text:p>24339643431</text:p>
          </table:table-cell>
        </table:table-row>
        <table:table-row table:style-name="ro1">
          <table:table-cell/>
          <table:table-cell office:value-type="string" calcext:value-type="string">
            <text:p>q[]</text:p>
          </table:table-cell>
          <table:table-cell office:value-type="float" office:value="6091923267" calcext:value-type="float">
            <text:p>6091923267</text:p>
          </table:table-cell>
          <table:table-cell office:value-type="string" calcext:value-type="string">
            <text:p>q[]</text:p>
          </table:table-cell>
          <table:table-cell office:value-type="float" office:value="5276503818" calcext:value-type="float">
            <text:p>5276503818</text:p>
          </table:table-cell>
          <table:table-cell office:value-type="string" calcext:value-type="string">
            <text:p>q[]</text:p>
          </table:table-cell>
          <table:table-cell office:value-type="float" office:value="23580282129" calcext:value-type="float">
            <text:p>23580282129</text:p>
          </table:table-cell>
          <table:table-cell office:value-type="string" calcext:value-type="string">
            <text:p>q[]</text:p>
          </table:table-cell>
          <table:table-cell office:value-type="float" office:value="4407647786" calcext:value-type="float">
            <text:p>4407647786</text:p>
          </table:table-cell>
          <table:table-cell office:value-type="string" calcext:value-type="string">
            <text:p>q[]</text:p>
          </table:table-cell>
          <table:table-cell office:value-type="float" office:value="8996066692" calcext:value-type="float">
            <text:p>8996066692</text:p>
          </table:table-cell>
          <table:table-cell office:value-type="string" calcext:value-type="string">
            <text:p>q[]</text:p>
          </table:table-cell>
          <table:table-cell office:value-type="float" office:value="14762595293" calcext:value-type="float">
            <text:p>14762595293</text:p>
          </table:table-cell>
          <table:table-cell office:value-type="string" calcext:value-type="string">
            <text:p>q[]</text:p>
          </table:table-cell>
          <table:table-cell office:value-type="float" office:value="12872663883" calcext:value-type="float">
            <text:p>128726638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formula="of:=ROUND(SUM([.C25:.C34])/1000000;3)" office:value-type="float" office:value="60539.177" calcext:value-type="float">
            <text:p>60539.177</text:p>
          </table:table-cell>
          <table:table-cell/>
          <table:table-cell table:formula="of:=ROUND(SUM([.E25:.E34])/1000000;3)" office:value-type="float" office:value="53479.88" calcext:value-type="float">
            <text:p>53479.88</text:p>
          </table:table-cell>
          <table:table-cell/>
          <table:table-cell table:formula="of:=ROUND(SUM([.G25:.G34])/1000000;3)" office:value-type="float" office:value="241969.166" calcext:value-type="float">
            <text:p>241969.166</text:p>
          </table:table-cell>
          <table:table-cell/>
          <table:table-cell table:formula="of:=ROUND(SUM([.I25:.I34])/1000000;3)" office:value-type="float" office:value="44612.075" calcext:value-type="float">
            <text:p>44612.075</text:p>
          </table:table-cell>
          <table:table-cell/>
          <table:table-cell table:formula="of:=ROUND(SUM([.K25:.K34])/1000000;3)" office:value-type="float" office:value="86925.562" calcext:value-type="float">
            <text:p>86925.562</text:p>
          </table:table-cell>
          <table:table-cell/>
          <table:table-cell table:formula="of:=ROUND(SUM([.M25:.M34])/1000000;3)" office:value-type="float" office:value="152264.37" calcext:value-type="float">
            <text:p>152264.37</text:p>
          </table:table-cell>
          <table:table-cell/>
          <table:table-cell table:formula="of:=ROUND(SUM([.O25:.O34])/1000000;3)" office:value-type="float" office:value="122705.674" calcext:value-type="float">
            <text:p>122705.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6:29:18.340496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50:10.027684434</meta:creation-date>
    <meta:generator>LibreOffice/4.2.8.2$Linux_X86_64 LibreOffice_project/420m0$Build-2</meta:generator>
    <dc:date>2016-12-31T16:38:53.495139409</dc:date>
    <meta:editing-duration>PT7H3M41S</meta:editing-duration>
    <meta:editing-cycles>62</meta:editing-cycles>
    <meta:document-statistic meta:table-count="1" meta:cell-count="408" meta:object-count="0"/>
  </office:meta>
</office:document-meta>
</file>